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7.25pt"/>
    </style:style>
    <style:style style:name="P2" style:family="paragraph" style:parent-style-name="Standard">
      <style:text-properties style:font-name="monospace" fo:font-size="17.25pt" officeooo:paragraph-rsid="000caa28"/>
    </style:style>
    <style:style style:name="P3" style:family="paragraph" style:parent-style-name="Standard">
      <style:text-properties officeooo:rsid="000caa28" officeooo:paragraph-rsid="000caa28"/>
    </style:style>
    <style:style style:name="T1" style:family="text">
      <style:text-properties officeooo:rsid="000caa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ypto@crypto-VirtualBox:~/abcoin$ openssl ec -in main.pem -noout -text</text:p>
      <text:p text:style-name="P3">read EC key</text:p>
      <text:p text:style-name="P3">Private-Key: (256 bit)</text:p>
      <text:p text:style-name="P3">priv:</text:p>
      <text:p text:style-name="P3"><text:s text:c="4"/>00:f6:09:16:15:d9:5b:67:f6:2a:6f:8b:6e:e0:95:</text:p>
      <text:p text:style-name="P3"><text:s text:c="4"/>03:8e:1f:d8:5d:8e:3e:87:02:f1:1b:85:d5:20:10:</text:p>
      <text:p text:style-name="P3"><text:s text:c="4"/>b1:dd:f2</text:p>
      <text:p text:style-name="P3">pub: </text:p>
      <text:p text:style-name="P3"><text:s text:c="4"/>04:66:5a:7f:08:f6:ca:f7:1d:0d:de:7d:ac:50:79:</text:p>
      <text:p text:style-name="P3"><text:s text:c="4"/>31:e5:be:9d:30:1c:cd:85:90:e7:9b:00:01:37:5b:</text:p>
      <text:p text:style-name="P3"><text:s text:c="4"/>b7:a4:84:11:a1:52:57:1e:f4:1c:89:11:cf:ab:4f:</text:p>
      <text:p text:style-name="P3"><text:s text:c="4"/>bf:fe:b5:61:57:3d:f8:6c:fd:ba:aa:46:44:9d:a6:</text:p>
      <text:p text:style-name="P3"><text:s text:c="4"/>f8:4a:31:eb:80</text:p>
      <text:p text:style-name="P3">ASN1 OID: prime256v1</text:p>
      <text:p text:style-name="P3">NIST CURVE: P-256</text:p>
      <text:p text:style-name="P3">crypto@crypto-VirtualBox:~/abcoin$ openssl ec -in mainalert.pem -noout -text</text:p>
      <text:p text:style-name="P3">read EC key</text:p>
      <text:p text:style-name="P3">Private-Key: (256 bit)</text:p>
      <text:p text:style-name="P3">priv:</text:p>
      <text:p text:style-name="P3"><text:s text:c="4"/>00:9b:fc:ba:71:4d:47:69:f8:91:20:aa:41:3b:54:</text:p>
      <text:p text:style-name="P3"><text:s text:c="4"/>c5:0c:a3:95:ae:5d:5a:43:3a:02:59:22:30:df:2a:</text:p>
      <text:p text:style-name="P3"><text:s text:c="4"/>c0:c8:62</text:p>
      <text:p text:style-name="P3">pub: </text:p>
      <text:p text:style-name="P3"><text:s text:c="4"/>04:44:f7:66:9d:23:5d:12:1b:b4:c0:f0:98:d1:cf:</text:p>
      <text:p text:style-name="P3"><text:s text:c="4"/>34:96:14:22:65:0c:9c:8f:15:7b:44:20:ec:8e:24:</text:p>
      <text:p text:style-name="P3"><text:s text:c="4"/>17:3e:8e:ae:4a:04:c0:36:58:f7:0f:01:c0:e3:5b:</text:p>
      <text:p text:style-name="P3"><text:s text:c="4"/>22:04:b3:f3:b2:2c:ca:ee:19:89:b0:a5:b6:e0:89:</text:p>
      <text:p text:style-name="P3"><text:s text:c="4"/>fb:ad:e0:7b:91</text:p>
      <text:p text:style-name="P3">ASN1 OID: prime256v1</text:p>
      <text:p text:style-name="P3">NIST CURVE: P-256</text:p>
      <text:p text:style-name="P3">crypto@crypto-VirtualBox:~/abcoin$ openssl ec -in testnetalert.pem -noout -text</text:p>
      <text:p text:style-name="P3">read EC key</text:p>
      <text:p text:style-name="P3">Private-Key: (256 bit)</text:p>
      <text:p text:style-name="P3">priv:</text:p>
      <text:p text:style-name="P3"><text:s text:c="4"/>6f:cd:57:54:ca:ac:fe:59:39:97:a9:13:d9:0d:1d:</text:p>
      <text:p text:style-name="P3"><text:s text:c="4"/>01:73:32:48:09:a1:58:0e:b9:ca:05:68:44:3c:50:</text:p>
      <text:p text:style-name="P3"><text:s text:c="4"/>5f:66</text:p>
      <text:p text:style-name="P3">pub: </text:p>
      <text:p text:style-name="P3"><text:s text:c="4"/>04:04:bd:19:0d:71:7c:04:ee:36:f6:04:3e:6f:94:</text:p>
      <text:p text:style-name="P3"><text:s text:c="4"/>8d:8e:93:96:23:5e:f7:a8:d5:b5:76:3f:69:78:b3:</text:p>
      <text:p text:style-name="P3"><text:s text:c="4"/>3a:83:ea:da:fd:8c:97:42:bf:c0:27:d5:8c:97:2a:</text:p>
      <text:p text:style-name="P3"><text:s text:c="4"/>98:ab:a5:0e:9a:f8:9a:6e:3d:1f:c0:d0:1b:e1:db:</text:p>
      <text:p text:style-name="P3"><text:s text:c="4"/>6b:31:96:3f:f3</text:p>
      <text:p text:style-name="P3">ASN1 OID: prime256v1</text:p>
      <text:p text:style-name="P3">NIST CURVE: P-256</text:p>
      <text:p text:style-name="P3">crypto@crypto-VirtualBox:~/abcoin$ openssl ec -in mainspork.pem -noout -text</text:p>
      <text:p text:style-name="P3">read EC key</text:p>
      <text:p text:style-name="P3">Private-Key: (256 bit)</text:p>
      <text:p text:style-name="P3">priv:</text:p>
      <text:p text:style-name="P3"><text:s text:c="4"/>6c:e7:8b:20:87:80:14:b9:69:65:5b:6d:c0:f8:8b:</text:p>
      <text:p text:style-name="P3"><text:s text:c="4"/>33:e6:a3:37:be:b4:9c:35:7a:52:eb:b5:2f:e8:e7:</text:p>
      <text:p text:style-name="P3"><text:s text:c="4"/>7e:d4</text:p>
      <text:p text:style-name="P3"><text:soft-page-break/>pub: </text:p>
      <text:p text:style-name="P3"><text:s text:c="4"/>04:ff:31:a1:de:69:11:6d:16:4c:ef:42:83:2a:87:</text:p>
      <text:p text:style-name="P3"><text:s text:c="4"/>29:96:56:d0:0c:62:d0:29:16:76:b4:75:84:05:c3:</text:p>
      <text:p text:style-name="P3"><text:s text:c="4"/>2e:5d:b9:a8:08:e2:67:14:36:c8:bc:b9:e8:27:8d:</text:p>
      <text:p text:style-name="P3"><text:s text:c="4"/>ab:14:f6:80:8f:e8:fc:67:9e:6b:57:c1:7d:1d:24:</text:p>
      <text:p text:style-name="P3"><text:s text:c="4"/>c3:fa:c1:ec:83</text:p>
      <text:p text:style-name="P3">ASN1 OID: prime256v1</text:p>
      <text:p text:style-name="P3">NIST CURVE: P-256</text:p>
      <text:p text:style-name="P3">crypto@crypto-VirtualBox:~/abcoin$ openssl ec -in testnetspork.pem -noout -text</text:p>
      <text:p text:style-name="P3">read EC key</text:p>
      <text:p text:style-name="P3">Private-Key: (256 bit)</text:p>
      <text:p text:style-name="P3">priv:</text:p>
      <text:p text:style-name="P3"><text:s text:c="4"/>00:fe:76:35:47:d6:29:c8:34:d0:c5:d1:13:18:d2:</text:p>
      <text:p text:style-name="P3"><text:s text:c="4"/>28:92:16:e7:77:2a:e0:44:44:46:f5:e1:79:52:16:</text:p>
      <text:p text:style-name="P3"><text:s text:c="4"/>d7:76:f1</text:p>
      <text:p text:style-name="P3">pub: </text:p>
      <text:p text:style-name="P3"><text:s text:c="4"/>04:34:a3:8e:9e:28:89:43:1b:9b:a2:ef:c1:9c:fd:</text:p>
      <text:p text:style-name="P3"><text:s text:c="4"/>eb:17:29:07:89:8f:8a:9c:4c:83:71:5f:c3:aa:b2:</text:p>
      <text:p text:style-name="P3"><text:s text:c="4"/>38:65:4e:74:49:77:c7:f4:2b:c2:4f:a2:71:30:58:</text:p>
      <text:p text:style-name="P3"><text:s text:c="4"/>70:58:f3:b7:b4:bc:dd:05:ec:a3:0c:88:95:67:56:</text:p>
      <text:p text:style-name="P3"><text:s text:c="4"/>a1:99:b3:78:62</text:p>
      <text:p text:style-name="P3">ASN1 OID: prime256v1</text:p>
      <text:p text:style-name="P3">NIST CURVE: P-256</text:p>
      <text:p text:style-name="P3">crypto@crypto-VirtualBox:~/abcoin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02:10:05.549625763</meta:creation-date>
    <dc:date>2018-09-27T02:14:58.420995018</dc:date>
    <meta:editing-duration>PT4M53S</meta:editing-duration>
    <meta:editing-cycles>1</meta:editing-cycles>
    <meta:document-statistic meta:table-count="0" meta:image-count="0" meta:object-count="0" meta:page-count="2" meta:paragraph-count="76" meta:word-count="146" meta:character-count="2430" meta:non-whitespace-character-count="2194"/>
    <meta:generator>LibreOffice/5.1.6.2$Linux_X86_64 LibreOffice_project/10m0$Build-2</meta:generator>
  </office:meta>
</office:document-meta>
</file>